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861" officeooo:paragraph-rsid="0019f861"/>
    </style:style>
    <style:style style:name="P2" style:family="paragraph" style:parent-style-name="Standard">
      <style:text-properties officeooo:paragraph-rsid="001daa31"/>
    </style:style>
    <style:style style:name="P3" style:family="paragraph" style:parent-style-name="Standard">
      <style:text-properties officeooo:rsid="001daa31" officeooo:paragraph-rsid="001daa31"/>
    </style:style>
    <style:style style:name="P4" style:family="paragraph" style:parent-style-name="Standard">
      <style:paragraph-properties fo:text-align="center" style:justify-single-word="false"/>
      <style:text-properties officeooo:rsid="001daa31" officeooo:paragraph-rsid="001daa31"/>
    </style:style>
    <style:style style:name="P5" style:family="paragraph" style:parent-style-name="Standard">
      <style:text-properties officeooo:rsid="001daa31" officeooo:paragraph-rsid="001daa31"/>
    </style:style>
    <style:style style:name="P6" style:family="paragraph" style:parent-style-name="Standard">
      <style:text-properties officeooo:rsid="0019f861" officeooo:paragraph-rsid="0019f861"/>
    </style:style>
    <style:style style:name="P7" style:family="paragraph" style:parent-style-name="Standard">
      <style:text-properties officeooo:rsid="001f2fe9" officeooo:paragraph-rsid="001f2fe9"/>
    </style:style>
    <style:style style:name="P8" style:family="paragraph" style:parent-style-name="Standard">
      <style:text-properties officeooo:paragraph-rsid="001f2fe9"/>
    </style:style>
    <style:style style:name="T1" style:family="text">
      <style:text-properties officeooo:rsid="001daa31"/>
    </style:style>
    <style:style style:name="T2" style:family="text">
      <style:text-properties officeooo:rsid="001f2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kin color</text:p>
      <text:p text:style-name="Standard"/>
      <text:p text:style-name="Standard"/>
      <text:p text:style-name="P3">List of skin colors in RGB</text:p>
      <text:p text:style-name="P3"><text:a xlink:type="simple" xlink:href="https://www.pinterest.com/pin/172684966934889510/" text:style-name="Internet_20_link" text:visited-style-name="Visited_20_Internet_20_Link">https://www.pinterest.com/pin/172684966934889510/</text:a></text:p>
      <text:p text:style-name="P3"/>
      <text:p text:style-name="Standard"/>
      <text:p text:style-name="P3">A few suggestions to detect the right color </text:p>
      <text:p text:style-name="P2"><text:a xlink:type="simple" xlink:href="https://stackoverflow.com/questions/8753833/exact-skin-color-hsv-range" text:style-name="Internet_20_link" text:visited-style-name="Visited_20_Internet_20_Link">https://stackoverflow.com/questions/8753833/exact-skin-color-hsv-range</text:a></text:p>
      <text:p text:style-name="Standard"/>
      <text:p text:style-name="Standard"/>
      <text:p text:style-name="P1">255, 240, 215 <text:tab/><text:tab/>210, 150, 105</text:p>
      <text:p text:style-name="P1"/>
      <text:p text:style-name="P1">220, 155, 120<text:tab/><text:tab/>180, 105, 50</text:p>
      <text:p text:style-name="P1"/>
      <text:p text:style-name="P1">175, 65, 10<text:tab/><text:tab/>155, 45, 0</text:p>
      <text:p text:style-name="P1"/>
      <text:p text:style-name="P1">150, 15, 15<text:tab/><text:tab/>40, 0, 0</text:p>
      <text:p text:style-name="P1"/>
      <text:p text:style-name="P1"/>
      <text:p text:style-name="P1"><text:span text:style-name="T1">lower </text:span><text:s/># [0, 120, 0] <text:s text:c="10"/>[70, 30, 30]</text:p>
      <text:p text:style-name="P1"><text:span text:style-name="T1">upper </text:span><text:s text:c="2"/># [160, 255, 90] <text:s text:c="4"/>[255, 200, 200]</text:p>
      <text:p text:style-name="P1"/>
      <text:p text:style-name="P1"/>
      <text:p text:style-name="P8"><text:span text:style-name="T2">Finding the color on a picture </text:span><text:a xlink:type="simple" xlink:href="https://imagecolorfinder.com/" text:style-name="Internet_20_link" text:visited-style-name="Visited_20_Internet_20_Link">https://imagecolorfinder.com/</text:a></text:p>
      <text:p text:style-name="P7">Converting Hex to RGB <text:a xlink:type="simple" xlink:href="https://www.rgbtohex.net/hex-to-rgb/" text:style-name="Internet_20_link" text:visited-style-name="Visited_20_Internet_20_Link">https://www.rgbtohex.net/hex-to-rgb/</text:a>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7T16:06:44.861000000</meta:creation-date>
    <dc:date>2022-02-07T18:53:26.340000000</dc:date>
    <meta:editing-duration>PT11M</meta:editing-duration>
    <meta:editing-cycles>3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3" meta:word-count="70" meta:character-count="504" meta:non-whitespace-character-count="424"/>
  </office:meta>
</office:document-meta>
</file>